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8.86cm" fo:min-width="25.24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7.336cm" fo:min-width="3.53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3.31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585cm" fo:min-width="2.106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585cm" fo:min-width="2.999cm"/>
    </style:style>
    <style:style style:name="gr8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mr10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ffffff"/>
      <style:paragraph-properties fo:text-align="center"/>
      <style:text-properties style:font-name="cmr10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cmr10" fo:font-size="11pt" style:font-size-asian="11pt" style:font-size-complex="11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cmr10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cmr10" fo:font-size="14pt" style:font-size-asian="14pt" style:font-size-complex="14pt"/>
    </style:style>
    <style:style style:name="T2" style:family="text">
      <style:text-properties style:font-name="cmr10" fo:font-size="11pt" style:font-size-asian="11pt" style:font-size-complex="11pt"/>
    </style:style>
    <style:style style:name="T3" style:family="text">
      <style:text-properties style:font-name="cmr1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781cm" svg:height="9.144cm" svg:x="1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064cm" svg:height="7.62cm" svg:x="1.12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064cm" svg:height="7.62cm" svg:x="5.572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1cm" svg:height="1.27cm" svg:x="12.684cm" svg:y="2.27cm">
          <text:p text:style-name="P3"><text:span text:style-name="T1">Behaviou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81cm" svg:height="1.27cm" svg:x="12.684cm" svg:y="4.81cm">
          <text:p text:style-name="P3"><text:span text:style-name="T1">Composit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81cm" svg:height="1.27cm" svg:x="20.304cm" svg:y="4.81cm">
          <text:p text:style-name="P3"><text:span text:style-name="T1">Deco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1.27cm" svg:x="10.144cm" svg:y="7.35cm">
          <text:p text:style-name="P3"><text:span text:style-name="T1">Sequen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81cm" svg:height="1.27cm" svg:x="15.224cm" svg:y="7.35cm">
          <text:p text:style-name="P3"><text:span text:style-name="T1">Selector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2.049cm" svg:y1="7.35cm" svg:x2="14.589cm" svg:y2="6.08cm" draw:start-shape="id1" draw:start-glue-point="0" draw:end-shape="id2" draw:end-glue-point="2" svg:d="M12049 7350v-635h2540v-635" svg:viewBox="0 0 2541 1271">
          <text:p/>
        </draw:connector>
        <draw:connector draw:style-name="gr4" draw:text-style-name="P6" draw:layer="layout" svg:x1="17.129cm" svg:y1="7.35cm" svg:x2="14.589cm" svg:y2="6.08cm" draw:start-shape="id3" draw:start-glue-point="0" draw:end-shape="id2" draw:end-glue-point="2" svg:d="M17129 7350v-635h-2540v-635" svg:viewBox="0 0 2541 1271">
          <text:p/>
        </draw:connector>
        <draw:connector draw:style-name="gr5" draw:text-style-name="P6" draw:layer="layout" svg:x1="14.589cm" svg:y1="4.81cm" svg:x2="14.589cm" svg:y2="3.54cm" draw:start-shape="id2" draw:start-glue-point="0" draw:end-shape="id4" svg:d="M14589 4810v-1270" svg:viewBox="0 0 1 1271">
          <text:p/>
        </draw:connector>
        <draw:connector draw:style-name="gr5" draw:text-style-name="P6" draw:layer="layout" svg:x1="22.209cm" svg:y1="4.81cm" svg:x2="14.589cm" svg:y2="3.54cm" draw:start-shape="id5" draw:start-glue-point="0" draw:end-shape="id4" svg:d="M22209 4810v-635h-7620v-635" svg:viewBox="0 0 7621 1271">
          <text:p/>
        </draw:connector>
        <draw:custom-shape draw:style-name="gr3" draw:text-style-name="P5" xml:id="id6" draw:id="id6" draw:layer="layout" svg:width="3.81cm" svg:height="1.27cm" svg:x="12.684cm" svg:y="9.89cm">
          <text:p text:style-name="P3"><text:span text:style-name="T1">Parall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4.589cm" svg:y1="9.89cm" svg:x2="14.589cm" svg:y2="6.08cm" draw:start-shape="id6" draw:start-glue-point="0" draw:end-shape="id2" draw:end-glue-point="2" svg:d="M14589 9890v-3810" svg:viewBox="0 0 1 3811">
          <text:p/>
        </draw:connector>
        <draw:custom-shape draw:style-name="gr3" draw:text-style-name="P5" xml:id="id7" draw:id="id7" draw:layer="layout" svg:width="3.81cm" svg:height="1.27cm" svg:x="17.764cm" svg:y="9.89cm">
          <text:p text:style-name="P3"><text:span text:style-name="T1">I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8" draw:id="id8" draw:layer="layout" svg:width="3.81cm" svg:height="1.27cm" svg:x="22.844cm" svg:y="9.89cm">
          <text:p text:style-name="P3"><text:span text:style-name="T1">Succee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669cm" svg:y1="9.89cm" svg:x2="22.209cm" svg:y2="6.08cm" draw:start-shape="id7" draw:start-glue-point="0" draw:end-shape="id5" draw:end-glue-point="2" svg:d="M19669 9890v-1905h2540v-1905" svg:viewBox="0 0 2541 3811">
          <text:p/>
        </draw:connector>
        <draw:connector draw:style-name="gr5" draw:text-style-name="P6" draw:layer="layout" svg:x1="24.749cm" svg:y1="9.89cm" svg:x2="22.209cm" svg:y2="6.08cm" draw:start-shape="id8" draw:start-glue-point="0" draw:end-shape="id5" draw:end-glue-point="2" svg:d="M24749 9890v-1905h-2540v-1905" svg:viewBox="0 0 2541 3811">
          <text:p/>
        </draw:connector>
        <draw:custom-shape draw:style-name="gr3" draw:text-style-name="P5" draw:layer="layout" svg:width="3.81cm" svg:height="1.27cm" svg:x="1.254cm" svg:y="4.81cm">
          <text:p text:style-name="P3"><text:span text:style-name="T1">AttackNea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5.699cm" svg:y="6.461cm">
          <text:p text:style-name="P3"><text:span text:style-name="T1">Check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5.699cm" svg:y="4.81cm">
          <text:p text:style-name="P3"><text:span text:style-name="T1">CheckArm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5.699cm" svg:y="8.112cm">
          <text:p text:style-name="P3"><text:span text:style-name="T1">CheckWeap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1.254cm" svg:y="6.461cm">
          <text:p text:style-name="P3"><text:span text:style-name="T1">MoveToNea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5.699cm" svg:y="9.763cm">
          <text:p text:style-name="P3"><text:span text:style-name="T1">Check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1.254cm" svg:y="9.763cm">
          <text:p text:style-name="P3"><text:span text:style-name="T1">PickUpWeap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3.81cm" svg:height="1.27cm" svg:x="1.254cm" svg:y="8.112cm">
          <text:p text:style-name="P3"><text:span text:style-name="T2">PickUpConsum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2.606cm" svg:height="0.945cm" svg:x="1.823cm" svg:y="3.794cm">
          <draw:text-box>
            <text:p text:style-name="P8"><text:span text:style-name="T3">Actions</text:span></text:p>
          </draw:text-box>
        </draw:frame>
        <draw:frame draw:style-name="gr7" draw:text-style-name="P9" draw:layer="layout" svg:width="3.499cm" svg:height="0.945cm" svg:x="5.826cm" svg:y="3.794cm">
          <draw:text-box>
            <text:p text:style-name="P8"><text:span text:style-name="T3">Conditions</text:span></text:p>
          </draw:text-box>
        </draw:frame>
        <draw:connector draw:style-name="gr8" draw:text-style-name="P10" draw:layer="layout" svg:x1="3.159cm" svg:y1="3.54cm" svg:x2="12.684cm" svg:y2="2.905cm" draw:start-shape="id9" draw:start-glue-point="0" draw:end-shape="id4" svg:d="M3159 3540v-635h9525" svg:viewBox="0 0 9526 636">
          <text:p/>
        </draw:connector>
        <draw:connector draw:style-name="gr9" draw:text-style-name="P10" draw:layer="layout" svg:x1="7.604cm" svg:y1="3.54cm" svg:x2="12.684cm" svg:y2="2.905cm" draw:start-shape="id10" draw:start-glue-point="0" draw:end-shape="id4" draw:end-glue-point="3" svg:d="M7604 3540v-635h5080" svg:viewBox="0 0 5081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21:27:50.462554469</meta:creation-date>
    <meta:generator>LibreOffice/5.4.0.3$Windows_X86_64 LibreOffice_project/7556cbc6811c9d992f4064ab9287069087d7f62c</meta:generator>
    <dc:date>2018-03-17T14:46:44.347000000</dc:date>
    <meta:editing-duration>PT13M42S</meta:editing-duration>
    <meta:editing-cycles>15</meta:editing-cycles>
    <meta:document-statistic meta:object-count="30"/>
  </office:meta>
</office:document-meta>
</file>